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Boltman1</text:p>
          </table:table-cell>
          <table:table-cell office:value-type="string" calcext:value-type="string">
            <text:p>Boltman2</text:p>
          </table:table-cell>
          <table:table-cell office:value-type="string" calcext:value-type="string">
            <text:p>Boltman3</text:p>
          </table:table-cell>
          <table:table-cell office:value-type="string" calcext:value-type="string">
            <text:p>Boltman4</text:p>
          </table:table-cell>
          <table:table-cell office:value-type="string" calcext:value-type="string">
            <text:p>Boltman5</text:p>
          </table:table-cell>
          <table:table-cell office:value-type="string" calcext:value-type="string">
            <text:p>Boltman6</text:p>
          </table:table-cell>
          <table:table-cell office:value-type="string" calcext:value-type="string">
            <text:p>Boltman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lient</text:p>
          </table:table-cell>
          <table:table-cell office:value-type="float" office:value="1.30386769771576" calcext:value-type="float">
            <text:p>1.3038676977</text:p>
          </table:table-cell>
          <table:table-cell office:value-type="float" office:value="4.89374406337738" calcext:value-type="float">
            <text:p>4.8937440634</text:p>
          </table:table-cell>
          <table:table-cell office:value-type="float" office:value="8.28737361431122" calcext:value-type="float">
            <text:p>8.2873736143</text:p>
          </table:table-cell>
          <table:table-cell office:value-type="float" office:value="12.1907182693481" calcext:value-type="float">
            <text:p>12.1907182693</text:p>
          </table:table-cell>
          <table:table-cell office:value-type="float" office:value="15.7786387443542" calcext:value-type="float">
            <text:p>15.7786387444</text:p>
          </table:table-cell>
          <table:table-cell office:value-type="float" office:value="20.8361555814743" calcext:value-type="float">
            <text:p>20.8361555815</text:p>
          </table:table-cell>
          <table:table-cell office:value-type="float" office:value="30.8041255712509" calcext:value-type="float">
            <text:p>30.8041255713</text:p>
          </table:table-cell>
        </table:table-row>
        <table:table-row table:style-name="ro1">
          <table:table-cell/>
          <table:table-cell office:value-type="float" office:value="1.25713014602661" calcext:value-type="float">
            <text:p>1.257130146</text:p>
          </table:table-cell>
          <table:table-cell office:value-type="float" office:value="4.57303047180176" calcext:value-type="float">
            <text:p>4.5730304718</text:p>
          </table:table-cell>
          <table:table-cell office:value-type="float" office:value="7.94802594184876" calcext:value-type="float">
            <text:p>7.9480259418</text:p>
          </table:table-cell>
          <table:table-cell office:value-type="float" office:value="12.1226863861084" calcext:value-type="float">
            <text:p>12.1226863861</text:p>
          </table:table-cell>
          <table:table-cell office:value-type="float" office:value="15.6799199581146" calcext:value-type="float">
            <text:p>15.6799199581</text:p>
          </table:table-cell>
          <table:table-cell office:value-type="float" office:value="20.6590750217438" calcext:value-type="float">
            <text:p>20.6590750217</text:p>
          </table:table-cell>
          <table:table-cell office:value-type="float" office:value="30.3886859416962" calcext:value-type="float">
            <text:p>30.3886859417</text:p>
          </table:table-cell>
        </table:table-row>
        <table:table-row table:style-name="ro1">
          <table:table-cell/>
          <table:table-cell office:value-type="float" office:value="1.40123581886292" calcext:value-type="float">
            <text:p>1.4012358189</text:p>
          </table:table-cell>
          <table:table-cell office:value-type="float" office:value="5.74043726921082" calcext:value-type="float">
            <text:p>5.7404372692</text:p>
          </table:table-cell>
          <table:table-cell office:value-type="float" office:value="8.45509171485901" calcext:value-type="float">
            <text:p>8.4550917149</text:p>
          </table:table-cell>
          <table:table-cell office:value-type="float" office:value="12.4195086956024" calcext:value-type="float">
            <text:p>12.4195086956</text:p>
          </table:table-cell>
          <table:table-cell office:value-type="float" office:value="16.0763881206512" calcext:value-type="float">
            <text:p>16.0763881207</text:p>
          </table:table-cell>
          <table:table-cell office:value-type="float" office:value="21.3159022331238" calcext:value-type="float">
            <text:p>21.3159022331</text:p>
          </table:table-cell>
          <table:table-cell office:value-type="float" office:value="32.7572741508484" calcext:value-type="float">
            <text:p>32.7572741508</text:p>
          </table:table-cell>
        </table:table-row>
        <table:table-row table:style-name="ro1">
          <table:table-cell/>
          <table:table-cell office:value-type="float" office:value="1.29876315593719" calcext:value-type="float">
            <text:p>1.2987631559</text:p>
          </table:table-cell>
          <table:table-cell office:value-type="float" office:value="4.7331223487854" calcext:value-type="float">
            <text:p>4.7331223488</text:p>
          </table:table-cell>
          <table:table-cell office:value-type="float" office:value="8.41575706005096" calcext:value-type="float">
            <text:p>8.4157570601</text:p>
          </table:table-cell>
          <table:table-cell office:value-type="float" office:value="12.157870054245" calcext:value-type="float">
            <text:p>12.1578700542</text:p>
          </table:table-cell>
          <table:table-cell office:value-type="float" office:value="15.7428975105286" calcext:value-type="float">
            <text:p>15.7428975105</text:p>
          </table:table-cell>
          <table:table-cell office:value-type="float" office:value="20.7308789491653" calcext:value-type="float">
            <text:p>20.7308789492</text:p>
          </table:table-cell>
          <table:table-cell office:value-type="float" office:value="30.5226019620895" calcext:value-type="float">
            <text:p>30.5226019621</text:p>
          </table:table-cell>
        </table:table-row>
        <table:table-row table:style-name="ro1">
          <table:table-cell/>
          <table:table-cell office:value-type="float" office:value="0.00151090307346004" calcext:value-type="float">
            <text:p>0.0015109031</text:p>
          </table:table-cell>
          <table:table-cell office:value-type="float" office:value="0.146596928495898" calcext:value-type="float">
            <text:p>0.1465969285</text:p>
          </table:table-cell>
          <table:table-cell office:value-type="float" office:value="0.0479286087965856" calcext:value-type="float">
            <text:p>0.0479286088</text:p>
          </table:table-cell>
          <table:table-cell office:value-type="float" office:value="0.00773202006141673" calcext:value-type="float">
            <text:p>0.0077320201</text:p>
          </table:table-cell>
          <table:table-cell office:value-type="float" office:value="0.0130527438693561" calcext:value-type="float">
            <text:p>0.0130527439</text:p>
          </table:table-cell>
          <table:table-cell office:value-type="float" office:value="0.0661487325605277" calcext:value-type="float">
            <text:p>0.0661487326</text:p>
          </table:table-cell>
          <table:table-cell office:value-type="float" office:value="0.505586559661733" calcext:value-type="float">
            <text:p>0.5055865597</text:p>
          </table:table-cell>
        </table:table-row>
        <table:table-row table:style-name="ro1">
          <table:table-cell/>
          <table:table-cell office:value-type="float" office:value="0.0388703366779867" calcext:value-type="float">
            <text:p>0.0388703367</text:p>
          </table:table-cell>
          <table:table-cell office:value-type="float" office:value="0.382879783347068" calcext:value-type="float">
            <text:p>0.3828797833</text:p>
          </table:table-cell>
          <table:table-cell office:value-type="float" office:value="0.218926034990326" calcext:value-type="float">
            <text:p>0.218926035</text:p>
          </table:table-cell>
          <table:table-cell office:value-type="float" office:value="0.0879319058215886" calcext:value-type="float">
            <text:p>0.0879319058</text:p>
          </table:table-cell>
          <table:table-cell office:value-type="float" office:value="0.114248605546659" calcext:value-type="float">
            <text:p>0.1142486055</text:p>
          </table:table-cell>
          <table:table-cell office:value-type="float" office:value="0.257193959028061" calcext:value-type="float">
            <text:p>0.257193959</text:p>
          </table:table-cell>
          <table:table-cell office:value-type="float" office:value="0.711046102346207" calcext:value-type="float">
            <text:p>0.7110461023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loud</text:p>
          </table:table-cell>
          <table:table-cell office:value-type="float" office:value="2.9271791934967" calcext:value-type="float">
            <text:p>2.9271791935</text:p>
          </table:table-cell>
          <table:table-cell office:value-type="float" office:value="3.84643168449402" calcext:value-type="float">
            <text:p>3.8464316845</text:p>
          </table:table-cell>
          <table:table-cell office:value-type="float" office:value="5.22056698799133" calcext:value-type="float">
            <text:p>5.220566988</text:p>
          </table:table-cell>
          <table:table-cell office:value-type="float" office:value="6.70626475811005" calcext:value-type="float">
            <text:p>6.7062647581</text:p>
          </table:table-cell>
          <table:table-cell office:value-type="float" office:value="7.04385471343994" calcext:value-type="float">
            <text:p>7.0438547134</text:p>
          </table:table-cell>
          <table:table-cell office:value-type="float" office:value="8.52145521640778" calcext:value-type="float">
            <text:p>8.5214552164</text:p>
          </table:table-cell>
          <table:table-cell office:value-type="float" office:value="11.3877608299255" calcext:value-type="float">
            <text:p>11.3877608299</text:p>
          </table:table-cell>
        </table:table-row>
        <table:table-row table:style-name="ro1">
          <table:table-cell/>
          <table:table-cell office:value-type="float" office:value="2.78048181533813" calcext:value-type="float">
            <text:p>2.7804818153</text:p>
          </table:table-cell>
          <table:table-cell office:value-type="float" office:value="3.59195923805237" calcext:value-type="float">
            <text:p>3.5919592381</text:p>
          </table:table-cell>
          <table:table-cell office:value-type="float" office:value="4.75517988204956" calcext:value-type="float">
            <text:p>4.755179882</text:p>
          </table:table-cell>
          <table:table-cell office:value-type="float" office:value="5.81288576126099" calcext:value-type="float">
            <text:p>5.8128857613</text:p>
          </table:table-cell>
          <table:table-cell office:value-type="float" office:value="6.83626389503479" calcext:value-type="float">
            <text:p>6.836263895</text:p>
          </table:table-cell>
          <table:table-cell office:value-type="float" office:value="8.31580638885498" calcext:value-type="float">
            <text:p>8.3158063889</text:p>
          </table:table-cell>
          <table:table-cell office:value-type="float" office:value="11.1998691558838" calcext:value-type="float">
            <text:p>11.1998691559</text:p>
          </table:table-cell>
        </table:table-row>
        <table:table-row table:style-name="ro1">
          <table:table-cell/>
          <table:table-cell office:value-type="float" office:value="3.3120756149292" calcext:value-type="float">
            <text:p>3.3120756149</text:p>
          </table:table-cell>
          <table:table-cell office:value-type="float" office:value="5.05458402633667" calcext:value-type="float">
            <text:p>5.0545840263</text:p>
          </table:table-cell>
          <table:table-cell office:value-type="float" office:value="8.39688396453857" calcext:value-type="float">
            <text:p>8.3968839645</text:p>
          </table:table-cell>
          <table:table-cell office:value-type="float" office:value="10.892724275589" calcext:value-type="float">
            <text:p>10.8927242756</text:p>
          </table:table-cell>
          <table:table-cell office:value-type="float" office:value="7.49786043167114" calcext:value-type="float">
            <text:p>7.4978604317</text:p>
          </table:table-cell>
          <table:table-cell office:value-type="float" office:value="9.43778109550476" calcext:value-type="float">
            <text:p>9.4377810955</text:p>
          </table:table-cell>
          <table:table-cell office:value-type="float" office:value="12.3213918209076" calcext:value-type="float">
            <text:p>12.3213918209</text:p>
          </table:table-cell>
        </table:table-row>
        <table:table-row table:style-name="ro1">
          <table:table-cell/>
          <table:table-cell office:value-type="float" office:value="2.87115859985352" calcext:value-type="float">
            <text:p>2.8711585999</text:p>
          </table:table-cell>
          <table:table-cell office:value-type="float" office:value="3.73293626308441" calcext:value-type="float">
            <text:p>3.7329362631</text:p>
          </table:table-cell>
          <table:table-cell office:value-type="float" office:value="4.78990650177002" calcext:value-type="float">
            <text:p>4.7899065018</text:p>
          </table:table-cell>
          <table:table-cell office:value-type="float" office:value="6.1505800485611" calcext:value-type="float">
            <text:p>6.1505800486</text:p>
          </table:table-cell>
          <table:table-cell office:value-type="float" office:value="7.03724420070648" calcext:value-type="float">
            <text:p>7.0372442007</text:p>
          </table:table-cell>
          <table:table-cell office:value-type="float" office:value="8.4328339099884" calcext:value-type="float">
            <text:p>8.43283391</text:p>
          </table:table-cell>
          <table:table-cell office:value-type="float" office:value="11.2788099050522" calcext:value-type="float">
            <text:p>11.2788099051</text:p>
          </table:table-cell>
        </table:table-row>
        <table:table-row table:style-name="ro1">
          <table:table-cell/>
          <table:table-cell office:value-type="float" office:value="0.0304780241338525" calcext:value-type="float">
            <text:p>0.0304780241</text:p>
          </table:table-cell>
          <table:table-cell office:value-type="float" office:value="0.190615190975801" calcext:value-type="float">
            <text:p>0.190615191</text:p>
          </table:table-cell>
          <table:table-cell office:value-type="float" office:value="1.28541134489198" calcext:value-type="float">
            <text:p>1.2854113449</text:p>
          </table:table-cell>
          <table:table-cell office:value-type="float" office:value="2.36146551149393" calcext:value-type="float">
            <text:p>2.3614655115</text:p>
          </table:table-cell>
          <table:table-cell office:value-type="float" office:value="0.0335297941122437" calcext:value-type="float">
            <text:p>0.0335297941</text:p>
          </table:table-cell>
          <table:table-cell office:value-type="float" office:value="0.106666311728292" calcext:value-type="float">
            <text:p>0.1066663117</text:p>
          </table:table-cell>
          <table:table-cell office:value-type="float" office:value="0.111925546326622" calcext:value-type="float">
            <text:p>0.1119255463</text:p>
          </table:table-cell>
        </table:table-row>
        <table:table-row table:style-name="ro1">
          <table:table-cell/>
          <table:table-cell office:value-type="float" office:value="0.174579563906697" calcext:value-type="float">
            <text:p>0.1745795639</text:p>
          </table:table-cell>
          <table:table-cell office:value-type="float" office:value="0.436594996507978" calcext:value-type="float">
            <text:p>0.4365949965</text:p>
          </table:table-cell>
          <table:table-cell office:value-type="float" office:value="1.13375982681165" calcext:value-type="float">
            <text:p>1.1337598268</text:p>
          </table:table-cell>
          <table:table-cell office:value-type="float" office:value="1.53670605891105" calcext:value-type="float">
            <text:p>1.5367060589</text:p>
          </table:table-cell>
          <table:table-cell office:value-type="float" office:value="0.183111425400611" calcext:value-type="float">
            <text:p>0.1831114254</text:p>
          </table:table-cell>
          <table:table-cell office:value-type="float" office:value="0.326598088984446" calcext:value-type="float">
            <text:p>0.326598089</text:p>
          </table:table-cell>
          <table:table-cell office:value-type="float" office:value="0.334552755670346" calcext:value-type="float">
            <text:p>0.3345527557</text:p>
          </table:table-cell>
        </table:table-row>
        <table:table-row table:style-name="ro1" table:number-rows-repeated="8">
          <table:table-cell table:number-columns-repeated="8"/>
        </table:table-row>
        <table:table-row table:style-name="ro1">
          <table:table-cell office:value-type="string" calcext:value-type="string">
            <text:p>1.20GHz</text:p>
          </table:table-cell>
          <table:table-cell office:value-type="float" office:value="2.30507848262787" calcext:value-type="float">
            <text:p>2.3050784826</text:p>
          </table:table-cell>
          <table:table-cell office:value-type="float" office:value="4.58560061454773" calcext:value-type="float">
            <text:p>4.5856006145</text:p>
          </table:table-cell>
          <table:table-cell office:value-type="float" office:value="6.64152319431305" calcext:value-type="float">
            <text:p>6.6415231943</text:p>
          </table:table-cell>
          <table:table-cell office:value-type="float" office:value="9.0150386095047" calcext:value-type="float">
            <text:p>9.0150386095</text:p>
          </table:table-cell>
          <table:table-cell office:value-type="float" office:value="11.2063311338425" calcext:value-type="float">
            <text:p>11.2063311338</text:p>
          </table:table-cell>
          <table:table-cell office:value-type="float" office:value="14.5891180992126" calcext:value-type="float">
            <text:p>14.5891180992</text:p>
          </table:table-cell>
          <table:table-cell office:value-type="float" office:value="20.8723307847977" calcext:value-type="float">
            <text:p>20.8723307848</text:p>
          </table:table-cell>
        </table:table-row>
        <table:table-row table:style-name="ro1">
          <table:table-cell/>
          <table:table-cell office:value-type="float" office:value="2.12129163742065" calcext:value-type="float">
            <text:p>2.1212916374</text:p>
          </table:table-cell>
          <table:table-cell office:value-type="float" office:value="4.02566075325012" calcext:value-type="float">
            <text:p>4.0256607533</text:p>
          </table:table-cell>
          <table:table-cell office:value-type="float" office:value="6.43772029876709" calcext:value-type="float">
            <text:p>6.4377202988</text:p>
          </table:table-cell>
          <table:table-cell office:value-type="float" office:value="8.82057428359985" calcext:value-type="float">
            <text:p>8.8205742836</text:p>
          </table:table-cell>
          <table:table-cell office:value-type="float" office:value="11.1499104499817" calcext:value-type="float">
            <text:p>11.14991045</text:p>
          </table:table-cell>
          <table:table-cell office:value-type="float" office:value="14.3400661945343" calcext:value-type="float">
            <text:p>14.3400661945</text:p>
          </table:table-cell>
          <table:table-cell office:value-type="float" office:value="20.7306497097015" calcext:value-type="float">
            <text:p>20.7306497097</text:p>
          </table:table-cell>
        </table:table-row>
        <table:table-row table:style-name="ro1">
          <table:table-cell/>
          <table:table-cell office:value-type="float" office:value="2.70253372192383" calcext:value-type="float">
            <text:p>2.7025337219</text:p>
          </table:table-cell>
          <table:table-cell office:value-type="float" office:value="6.46154427528381" calcext:value-type="float">
            <text:p>6.4615442753</text:p>
          </table:table-cell>
          <table:table-cell office:value-type="float" office:value="6.98038291931152" calcext:value-type="float">
            <text:p>6.9803829193</text:p>
          </table:table-cell>
          <table:table-cell office:value-type="float" office:value="9.79758358001709" calcext:value-type="float">
            <text:p>9.79758358</text:p>
          </table:table-cell>
          <table:table-cell office:value-type="float" office:value="11.4753816127777" calcext:value-type="float">
            <text:p>11.4753816128</text:p>
          </table:table-cell>
          <table:table-cell office:value-type="float" office:value="15.3631868362427" calcext:value-type="float">
            <text:p>15.3631868362</text:p>
          </table:table-cell>
          <table:table-cell office:value-type="float" office:value="21.239529132843" calcext:value-type="float">
            <text:p>21.2395291328</text:p>
          </table:table-cell>
        </table:table-row>
        <table:table-row table:style-name="ro1">
          <table:table-cell/>
          <table:table-cell office:value-type="float" office:value="2.25144934654236" calcext:value-type="float">
            <text:p>2.2514493465</text:p>
          </table:table-cell>
          <table:table-cell office:value-type="float" office:value="4.18279147148132" calcext:value-type="float">
            <text:p>4.1827914715</text:p>
          </table:table-cell>
          <table:table-cell office:value-type="float" office:value="6.56016314029694" calcext:value-type="float">
            <text:p>6.5601631403</text:p>
          </table:table-cell>
          <table:table-cell office:value-type="float" office:value="8.92663502693176" calcext:value-type="float">
            <text:p>8.9266350269</text:p>
          </table:table-cell>
          <table:table-cell office:value-type="float" office:value="11.1765166521072" calcext:value-type="float">
            <text:p>11.1765166521</text:p>
          </table:table-cell>
          <table:table-cell office:value-type="float" office:value="14.3693515062332" calcext:value-type="float">
            <text:p>14.3693515062</text:p>
          </table:table-cell>
          <table:table-cell office:value-type="float" office:value="20.8182623386383" calcext:value-type="float">
            <text:p>20.8182623386</text:p>
          </table:table-cell>
        </table:table-row>
        <table:table-row table:style-name="ro1">
          <table:table-cell/>
          <table:table-cell office:value-type="float" office:value="0.0356980161137882" calcext:value-type="float">
            <text:p>0.0356980161</text:p>
          </table:table-cell>
          <table:table-cell office:value-type="float" office:value="0.647665824839174" calcext:value-type="float">
            <text:p>0.6476658248</text:p>
          </table:table-cell>
          <table:table-cell office:value-type="float" office:value="0.0328577814762721" calcext:value-type="float">
            <text:p>0.0328577815</text:p>
          </table:table-cell>
          <table:table-cell office:value-type="float" office:value="0.0858442380127226" calcext:value-type="float">
            <text:p>0.085844238</text:p>
          </table:table-cell>
          <table:table-cell office:value-type="float" office:value="0.00932121532889912" calcext:value-type="float">
            <text:p>0.0093212153</text:p>
          </table:table-cell>
          <table:table-cell office:value-type="float" office:value="0.173445270023083" calcext:value-type="float">
            <text:p>0.17344527</text:p>
          </table:table-cell>
          <table:table-cell office:value-type="float" office:value="0.0227894579992665" calcext:value-type="float">
            <text:p>0.022789458</text:p>
          </table:table-cell>
        </table:table-row>
        <table:table-row table:style-name="ro1">
          <table:table-cell/>
          <table:table-cell office:value-type="float" office:value="0.188939186284339" calcext:value-type="float">
            <text:p>0.1889391863</text:p>
          </table:table-cell>
          <table:table-cell office:value-type="float" office:value="0.804776878916867" calcext:value-type="float">
            <text:p>0.8047768789</text:p>
          </table:table-cell>
          <table:table-cell office:value-type="float" office:value="0.181267154984768" calcext:value-type="float">
            <text:p>0.181267155</text:p>
          </table:table-cell>
          <table:table-cell office:value-type="float" office:value="0.292991873629155" calcext:value-type="float">
            <text:p>0.2929918736</text:p>
          </table:table-cell>
          <table:table-cell office:value-type="float" office:value="0.0965464413062393" calcext:value-type="float">
            <text:p>0.0965464413</text:p>
          </table:table-cell>
          <table:table-cell office:value-type="float" office:value="0.416467609812676" calcext:value-type="float">
            <text:p>0.4164676098</text:p>
          </table:table-cell>
          <table:table-cell office:value-type="float" office:value="0.150961776616687" calcext:value-type="float">
            <text:p>0.1509617766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3.60GHz</text:p>
          </table:table-cell>
          <table:table-cell office:value-type="float" office:value="1.18683722019196" calcext:value-type="float">
            <text:p>1.1868372202</text:p>
          </table:table-cell>
          <table:table-cell office:value-type="float" office:value="1.90562815666199" calcext:value-type="float">
            <text:p>1.9056281567</text:p>
          </table:table-cell>
          <table:table-cell office:value-type="float" office:value="2.66256172657013" calcext:value-type="float">
            <text:p>2.6625617266</text:p>
          </table:table-cell>
          <table:table-cell office:value-type="float" office:value="3.65048911571503" calcext:value-type="float">
            <text:p>3.6504891157</text:p>
          </table:table-cell>
          <table:table-cell office:value-type="float" office:value="4.4872207403183" calcext:value-type="float">
            <text:p>4.4872207403</text:p>
          </table:table-cell>
          <table:table-cell office:value-type="float" office:value="5.60102725028992" calcext:value-type="float">
            <text:p>5.6010272503</text:p>
          </table:table-cell>
          <table:table-cell office:value-type="float" office:value="7.53267829418182" calcext:value-type="float">
            <text:p>7.5326782942</text:p>
          </table:table-cell>
        </table:table-row>
        <table:table-row table:style-name="ro1">
          <table:table-cell/>
          <table:table-cell office:value-type="float" office:value="1.06284165382385" calcext:value-type="float">
            <text:p>1.0628416538</text:p>
          </table:table-cell>
          <table:table-cell office:value-type="float" office:value="1.81784296035767" calcext:value-type="float">
            <text:p>1.8178429604</text:p>
          </table:table-cell>
          <table:table-cell office:value-type="float" office:value="2.48653554916382" calcext:value-type="float">
            <text:p>2.4865355492</text:p>
          </table:table-cell>
          <table:table-cell office:value-type="float" office:value="3.46151733398437" calcext:value-type="float">
            <text:p>3.461517334</text:p>
          </table:table-cell>
          <table:table-cell office:value-type="float" office:value="4.28639316558838" calcext:value-type="float">
            <text:p>4.2863931656</text:p>
          </table:table-cell>
          <table:table-cell office:value-type="float" office:value="5.21729803085327" calcext:value-type="float">
            <text:p>5.2172980309</text:p>
          </table:table-cell>
          <table:table-cell office:value-type="float" office:value="7.36838531494141" calcext:value-type="float">
            <text:p>7.3683853149</text:p>
          </table:table-cell>
        </table:table-row>
        <table:table-row table:style-name="ro1">
          <table:table-cell/>
          <table:table-cell office:value-type="float" office:value="1.43695449829102" calcext:value-type="float">
            <text:p>1.4369544983</text:p>
          </table:table-cell>
          <table:table-cell office:value-type="float" office:value="2.01657485961914" calcext:value-type="float">
            <text:p>2.0165748596</text:p>
          </table:table-cell>
          <table:table-cell office:value-type="float" office:value="2.8491952419281" calcext:value-type="float">
            <text:p>2.8491952419</text:p>
          </table:table-cell>
          <table:table-cell office:value-type="float" office:value="4.51097464561462" calcext:value-type="float">
            <text:p>4.5109746456</text:p>
          </table:table-cell>
          <table:table-cell office:value-type="float" office:value="5.29010558128357" calcext:value-type="float">
            <text:p>5.2901055813</text:p>
          </table:table-cell>
          <table:table-cell office:value-type="float" office:value="6.60931468009949" calcext:value-type="float">
            <text:p>6.6093146801</text:p>
          </table:table-cell>
          <table:table-cell office:value-type="float" office:value="7.83808851242065" calcext:value-type="float">
            <text:p>7.8380885124</text:p>
          </table:table-cell>
        </table:table-row>
        <table:table-row table:style-name="ro1">
          <table:table-cell/>
          <table:table-cell office:value-type="float" office:value="1.16796624660492" calcext:value-type="float">
            <text:p>1.1679662466</text:p>
          </table:table-cell>
          <table:table-cell office:value-type="float" office:value="1.89567935466766" calcext:value-type="float">
            <text:p>1.8956793547</text:p>
          </table:table-cell>
          <table:table-cell office:value-type="float" office:value="2.6519683599472" calcext:value-type="float">
            <text:p>2.6519683599</text:p>
          </table:table-cell>
          <table:table-cell office:value-type="float" office:value="3.55579972267151" calcext:value-type="float">
            <text:p>3.5557997227</text:p>
          </table:table-cell>
          <table:table-cell office:value-type="float" office:value="4.33910429477692" calcext:value-type="float">
            <text:p>4.3391042948</text:p>
          </table:table-cell>
          <table:table-cell office:value-type="float" office:value="5.41296648979187" calcext:value-type="float">
            <text:p>5.4129664898</text:p>
          </table:table-cell>
          <table:table-cell office:value-type="float" office:value="7.50120568275452" calcext:value-type="float">
            <text:p>7.5012056828</text:p>
          </table:table-cell>
        </table:table-row>
        <table:table-row table:style-name="ro1">
          <table:table-cell/>
          <table:table-cell office:value-type="float" office:value="0.0170208301229429" calcext:value-type="float">
            <text:p>0.0170208301</text:p>
          </table:table-cell>
          <table:table-cell office:value-type="float" office:value="0.0036217137635352" calcext:value-type="float">
            <text:p>0.0036217138</text:p>
          </table:table-cell>
          <table:table-cell office:value-type="float" office:value="0.0173400532447917" calcext:value-type="float">
            <text:p>0.0173400532</text:p>
          </table:table-cell>
          <table:table-cell office:value-type="float" office:value="0.0945011598250031" calcext:value-type="float">
            <text:p>0.0945011598</text:p>
          </table:table-cell>
          <table:table-cell office:value-type="float" office:value="0.107228650659679" calcext:value-type="float">
            <text:p>0.1072286507</text:p>
          </table:table-cell>
          <table:table-cell office:value-type="float" office:value="0.199177282735617" calcext:value-type="float">
            <text:p>0.1991772827</text:p>
          </table:table-cell>
          <table:table-cell office:value-type="float" office:value="0.0179822990368172" calcext:value-type="float">
            <text:p>0.017982299</text:p>
          </table:table-cell>
        </table:table-row>
        <table:table-row table:style-name="ro1">
          <table:table-cell/>
          <table:table-cell office:value-type="float" office:value="0.130463903524856" calcext:value-type="float">
            <text:p>0.1304639035</text:p>
          </table:table-cell>
          <table:table-cell office:value-type="float" office:value="0.0601806759976589" calcext:value-type="float">
            <text:p>0.060180676</text:p>
          </table:table-cell>
          <table:table-cell office:value-type="float" office:value="0.131681635943634" calcext:value-type="float">
            <text:p>0.1316816359</text:p>
          </table:table-cell>
          <table:table-cell office:value-type="float" office:value="0.307410409428508" calcext:value-type="float">
            <text:p>0.3074104094</text:p>
          </table:table-cell>
          <table:table-cell office:value-type="float" office:value="0.327457860891564" calcext:value-type="float">
            <text:p>0.3274578609</text:p>
          </table:table-cell>
          <table:table-cell office:value-type="float" office:value="0.446292821738841" calcext:value-type="float">
            <text:p>0.4462928217</text:p>
          </table:table-cell>
          <table:table-cell office:value-type="float" office:value="0.134098094829185" calcext:value-type="float">
            <text:p>0.1340980948</text:p>
          </table:table-cell>
        </table:table-row>
        <table:table-row table:style-name="ro1" table:number-rows-repeated="6">
          <table:table-cell table:number-columns-repeated="8"/>
        </table:table-row>
        <table:table-row table:style-name="ro1">
          <table:table-cell/>
          <table:table-cell office:value-type="string" calcext:value-type="string">
            <text:p>PrintText1</text:p>
          </table:table-cell>
          <table:table-cell office:value-type="string" calcext:value-type="string">
            <text:p>PrintText2</text:p>
          </table:table-cell>
          <table:table-cell office:value-type="string" calcext:value-type="string">
            <text:p>PrintText3</text:p>
          </table:table-cell>
          <table:table-cell office:value-type="string" calcext:value-type="string">
            <text:p>PrintText4</text:p>
          </table:table-cell>
          <table:table-cell office:value-type="string" calcext:value-type="string">
            <text:p>PrintText5</text:p>
          </table:table-cell>
          <table:table-cell office:value-type="string" calcext:value-type="string">
            <text:p>PrintText6</text:p>
          </table:table-cell>
          <table:table-cell office:value-type="string" calcext:value-type="string">
            <text:p>PrintText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lient</text:p>
          </table:table-cell>
          <table:table-cell office:value-type="float" office:value="4.51016142368317" calcext:value-type="float">
            <text:p>4.5101614237</text:p>
          </table:table-cell>
          <table:table-cell office:value-type="float" office:value="7.6025866985321" calcext:value-type="float">
            <text:p>7.6025866985</text:p>
          </table:table-cell>
          <table:table-cell office:value-type="float" office:value="11.7013782501221" calcext:value-type="float">
            <text:p>11.7013782501</text:p>
          </table:table-cell>
          <table:table-cell office:value-type="float" office:value="15.9060323238373" calcext:value-type="float">
            <text:p>15.9060323238</text:p>
          </table:table-cell>
          <table:table-cell office:value-type="float" office:value="19.1076445102692" calcext:value-type="float">
            <text:p>19.1076445103</text:p>
          </table:table-cell>
          <table:table-cell office:value-type="float" office:value="24.2377783536911" calcext:value-type="float">
            <text:p>24.2377783537</text:p>
          </table:table-cell>
          <table:table-cell office:value-type="float" office:value="33.6010313034058" calcext:value-type="float">
            <text:p>33.6010313034</text:p>
          </table:table-cell>
        </table:table-row>
        <table:table-row table:style-name="ro1">
          <table:table-cell/>
          <table:table-cell office:value-type="float" office:value="4.38735342025757" calcext:value-type="float">
            <text:p>4.3873534203</text:p>
          </table:table-cell>
          <table:table-cell office:value-type="float" office:value="7.52014493942261" calcext:value-type="float">
            <text:p>7.5201449394</text:p>
          </table:table-cell>
          <table:table-cell office:value-type="float" office:value="11.4804813861847" calcext:value-type="float">
            <text:p>11.4804813862</text:p>
          </table:table-cell>
          <table:table-cell office:value-type="float" office:value="15.6971273422241" calcext:value-type="float">
            <text:p>15.6971273422</text:p>
          </table:table-cell>
          <table:table-cell office:value-type="float" office:value="18.6848938465118" calcext:value-type="float">
            <text:p>18.6848938465</text:p>
          </table:table-cell>
          <table:table-cell office:value-type="float" office:value="23.9933114051819" calcext:value-type="float">
            <text:p>23.9933114052</text:p>
          </table:table-cell>
          <table:table-cell office:value-type="float" office:value="33.1339154243469" calcext:value-type="float">
            <text:p>33.1339154243</text:p>
          </table:table-cell>
        </table:table-row>
        <table:table-row table:style-name="ro1">
          <table:table-cell/>
          <table:table-cell office:value-type="float" office:value="4.71432065963745" calcext:value-type="float">
            <text:p>4.7143206596</text:p>
          </table:table-cell>
          <table:table-cell office:value-type="float" office:value="7.71401000022888" calcext:value-type="float">
            <text:p>7.7140100002</text:p>
          </table:table-cell>
          <table:table-cell office:value-type="float" office:value="11.914635181427" calcext:value-type="float">
            <text:p>11.9146351814</text:p>
          </table:table-cell>
          <table:table-cell office:value-type="float" office:value="16.0804831981659" calcext:value-type="float">
            <text:p>16.0804831982</text:p>
          </table:table-cell>
          <table:table-cell office:value-type="float" office:value="19.6811203956604" calcext:value-type="float">
            <text:p>19.6811203957</text:p>
          </table:table-cell>
          <table:table-cell office:value-type="float" office:value="24.5104327201843" calcext:value-type="float">
            <text:p>24.5104327202</text:p>
          </table:table-cell>
          <table:table-cell office:value-type="float" office:value="34.3806154727936" calcext:value-type="float">
            <text:p>34.3806154728</text:p>
          </table:table-cell>
        </table:table-row>
        <table:table-row table:style-name="ro1">
          <table:table-cell/>
          <table:table-cell office:value-type="float" office:value="4.50240242481232" calcext:value-type="float">
            <text:p>4.5024024248</text:p>
          </table:table-cell>
          <table:table-cell office:value-type="float" office:value="7.59722638130188" calcext:value-type="float">
            <text:p>7.5972263813</text:p>
          </table:table-cell>
          <table:table-cell office:value-type="float" office:value="11.6918472051621" calcext:value-type="float">
            <text:p>11.6918472052</text:p>
          </table:table-cell>
          <table:table-cell office:value-type="float" office:value="15.9366774559021" calcext:value-type="float">
            <text:p>15.9366774559</text:p>
          </table:table-cell>
          <table:table-cell office:value-type="float" office:value="19.0696438550949" calcext:value-type="float">
            <text:p>19.0696438551</text:p>
          </table:table-cell>
          <table:table-cell office:value-type="float" office:value="24.2473516464233" calcext:value-type="float">
            <text:p>24.2473516464</text:p>
          </table:table-cell>
          <table:table-cell office:value-type="float" office:value="33.5648618936539" calcext:value-type="float">
            <text:p>33.5648618937</text:p>
          </table:table-cell>
        </table:table-row>
        <table:table-row table:style-name="ro1">
          <table:table-cell/>
          <table:table-cell office:value-type="float" office:value="0.00899682766475268" calcext:value-type="float">
            <text:p>0.0089968277</text:p>
          </table:table-cell>
          <table:table-cell office:value-type="float" office:value="0.00476874074452604" calcext:value-type="float">
            <text:p>0.0047687407</text:p>
          </table:table-cell>
          <table:table-cell office:value-type="float" office:value="0.0152374468965642" calcext:value-type="float">
            <text:p>0.0152374469</text:p>
          </table:table-cell>
          <table:table-cell office:value-type="float" office:value="0.0160028881155338" calcext:value-type="float">
            <text:p>0.0160028881</text:p>
          </table:table-cell>
          <table:table-cell office:value-type="float" office:value="0.104460017893224" calcext:value-type="float">
            <text:p>0.1044600179</text:p>
          </table:table-cell>
          <table:table-cell office:value-type="float" office:value="0.0309704000903448" calcext:value-type="float">
            <text:p>0.0309704001</text:p>
          </table:table-cell>
          <table:table-cell office:value-type="float" office:value="0.0988754525206888" calcext:value-type="float">
            <text:p>0.0988754525</text:p>
          </table:table-cell>
        </table:table-row>
        <table:table-row table:style-name="ro1">
          <table:table-cell/>
          <table:table-cell office:value-type="float" office:value="0.0948516086566415" calcext:value-type="float">
            <text:p>0.0948516087</text:p>
          </table:table-cell>
          <table:table-cell office:value-type="float" office:value="0.0690560695705022" calcext:value-type="float">
            <text:p>0.0690560696</text:p>
          </table:table-cell>
          <table:table-cell office:value-type="float" office:value="0.123440053858398" calcext:value-type="float">
            <text:p>0.1234400539</text:p>
          </table:table-cell>
          <table:table-cell office:value-type="float" office:value="0.126502522170642" calcext:value-type="float">
            <text:p>0.1265025222</text:p>
          </table:table-cell>
          <table:table-cell office:value-type="float" office:value="0.323202750441923" calcext:value-type="float">
            <text:p>0.3232027504</text:p>
          </table:table-cell>
          <table:table-cell office:value-type="float" office:value="0.175984090446679" calcext:value-type="float">
            <text:p>0.1759840904</text:p>
          </table:table-cell>
          <table:table-cell office:value-type="float" office:value="0.314444673226768" calcext:value-type="float">
            <text:p>0.314444673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loud</text:p>
          </table:table-cell>
          <table:table-cell office:value-type="float" office:value="6.61630282402039" calcext:value-type="float">
            <text:p>6.616302824</text:p>
          </table:table-cell>
          <table:table-cell office:value-type="float" office:value="6.6011821269989" calcext:value-type="float">
            <text:p>6.601182127</text:p>
          </table:table-cell>
          <table:table-cell office:value-type="float" office:value="6.55068802833557" calcext:value-type="float">
            <text:p>6.5506880283</text:p>
          </table:table-cell>
          <table:table-cell office:value-type="float" office:value="6.63738694190979" calcext:value-type="float">
            <text:p>6.6373869419</text:p>
          </table:table-cell>
          <table:table-cell office:value-type="float" office:value="6.59446094036102" calcext:value-type="float">
            <text:p>6.5944609404</text:p>
          </table:table-cell>
          <table:table-cell office:value-type="float" office:value="6.63861858844757" calcext:value-type="float">
            <text:p>6.6386185884</text:p>
          </table:table-cell>
          <table:table-cell office:value-type="float" office:value="6.7470691204071" calcext:value-type="float">
            <text:p>6.7470691204</text:p>
          </table:table-cell>
        </table:table-row>
        <table:table-row table:style-name="ro1">
          <table:table-cell/>
          <table:table-cell office:value-type="float" office:value="6.08550500869751" calcext:value-type="float">
            <text:p>6.0855050087</text:p>
          </table:table-cell>
          <table:table-cell office:value-type="float" office:value="6.26218748092651" calcext:value-type="float">
            <text:p>6.2621874809</text:p>
          </table:table-cell>
          <table:table-cell office:value-type="float" office:value="6.20065760612488" calcext:value-type="float">
            <text:p>6.2006576061</text:p>
          </table:table-cell>
          <table:table-cell office:value-type="float" office:value="6.15593242645264" calcext:value-type="float">
            <text:p>6.1559324265</text:p>
          </table:table-cell>
          <table:table-cell office:value-type="float" office:value="6.1444730758667" calcext:value-type="float">
            <text:p>6.1444730759</text:p>
          </table:table-cell>
          <table:table-cell office:value-type="float" office:value="6.15208077430725" calcext:value-type="float">
            <text:p>6.1520807743</text:p>
          </table:table-cell>
          <table:table-cell office:value-type="float" office:value="6.15902423858643" calcext:value-type="float">
            <text:p>6.1590242386</text:p>
          </table:table-cell>
        </table:table-row>
        <table:table-row table:style-name="ro1">
          <table:table-cell/>
          <table:table-cell office:value-type="float" office:value="8.40986442565918" calcext:value-type="float">
            <text:p>8.4098644257</text:p>
          </table:table-cell>
          <table:table-cell office:value-type="float" office:value="6.96740937232971" calcext:value-type="float">
            <text:p>6.9674093723</text:p>
          </table:table-cell>
          <table:table-cell office:value-type="float" office:value="7.7874858379364" calcext:value-type="float">
            <text:p>7.7874858379</text:p>
          </table:table-cell>
          <table:table-cell office:value-type="float" office:value="7.18829917907715" calcext:value-type="float">
            <text:p>7.1882991791</text:p>
          </table:table-cell>
          <table:table-cell office:value-type="float" office:value="9.33791542053223" calcext:value-type="float">
            <text:p>9.3379154205</text:p>
          </table:table-cell>
          <table:table-cell office:value-type="float" office:value="8.33989953994751" calcext:value-type="float">
            <text:p>8.3398995399</text:p>
          </table:table-cell>
          <table:table-cell office:value-type="float" office:value="8.51609969139099" calcext:value-type="float">
            <text:p>8.5160996914</text:p>
          </table:table-cell>
        </table:table-row>
        <table:table-row table:style-name="ro1">
          <table:table-cell/>
          <table:table-cell office:value-type="float" office:value="6.38671505451202" calcext:value-type="float">
            <text:p>6.3867150545</text:p>
          </table:table-cell>
          <table:table-cell office:value-type="float" office:value="6.62672972679138" calcext:value-type="float">
            <text:p>6.6267297268</text:p>
          </table:table-cell>
          <table:table-cell office:value-type="float" office:value="6.38017189502716" calcext:value-type="float">
            <text:p>6.380171895</text:p>
          </table:table-cell>
          <table:table-cell office:value-type="float" office:value="6.67611885070801" calcext:value-type="float">
            <text:p>6.6761188507</text:p>
          </table:table-cell>
          <table:table-cell office:value-type="float" office:value="6.25916910171509" calcext:value-type="float">
            <text:p>6.2591691017</text:p>
          </table:table-cell>
          <table:table-cell office:value-type="float" office:value="6.44796419143677" calcext:value-type="float">
            <text:p>6.4479641914</text:p>
          </table:table-cell>
          <table:table-cell office:value-type="float" office:value="6.65364348888397" calcext:value-type="float">
            <text:p>6.6536434889</text:p>
          </table:table-cell>
        </table:table-row>
        <table:table-row table:style-name="ro1">
          <table:table-cell/>
          <table:table-cell office:value-type="float" office:value="0.455498171130004" calcext:value-type="float">
            <text:p>0.4554981711</text:p>
          </table:table-cell>
          <table:table-cell office:value-type="float" office:value="0.0573620747352531" calcext:value-type="float">
            <text:p>0.0573620747</text:p>
          </table:table-cell>
          <table:table-cell office:value-type="float" office:value="0.221994924975219" calcext:value-type="float">
            <text:p>0.221994925</text:p>
          </table:table-cell>
          <table:table-cell office:value-type="float" office:value="0.103507221369874" calcext:value-type="float">
            <text:p>0.1035072214</text:p>
          </table:table-cell>
          <table:table-cell office:value-type="float" office:value="0.94368322371893" calcext:value-type="float">
            <text:p>0.9436832237</text:p>
          </table:table-cell>
          <table:table-cell office:value-type="float" office:value="0.407809276459012" calcext:value-type="float">
            <text:p>0.4078092765</text:p>
          </table:table-cell>
          <table:table-cell office:value-type="float" office:value="0.421149119122144" calcext:value-type="float">
            <text:p>0.4211491191</text:p>
          </table:table-cell>
        </table:table-row>
        <table:table-row table:style-name="ro1">
          <table:table-cell/>
          <table:table-cell office:value-type="float" office:value="0.674906046150132" calcext:value-type="float">
            <text:p>0.6749060462</text:p>
          </table:table-cell>
          <table:table-cell office:value-type="float" office:value="0.239503809437873" calcext:value-type="float">
            <text:p>0.2395038094</text:p>
          </table:table-cell>
          <table:table-cell office:value-type="float" office:value="0.471163373974696" calcext:value-type="float">
            <text:p>0.471163374</text:p>
          </table:table-cell>
          <table:table-cell office:value-type="float" office:value="0.321725381917365" calcext:value-type="float">
            <text:p>0.3217253819</text:p>
          </table:table-cell>
          <table:table-cell office:value-type="float" office:value="0.971433592027232" calcext:value-type="float">
            <text:p>0.971433592</text:p>
          </table:table-cell>
          <table:table-cell office:value-type="float" office:value="0.638599464812657" calcext:value-type="float">
            <text:p>0.6385994648</text:p>
          </table:table-cell>
          <table:table-cell office:value-type="float" office:value="0.648960028909442" calcext:value-type="float">
            <text:p>0.6489600289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 calcext:value-type="string">
            <text:p>1.20GHz</text:p>
          </table:table-cell>
          <table:table-cell office:value-type="float" office:value="13.950815653801" calcext:value-type="float">
            <text:p>13.9508156538</text:p>
          </table:table-cell>
          <table:table-cell office:value-type="float" office:value="15.4199950695038" calcext:value-type="float">
            <text:p>15.4199950695</text:p>
          </table:table-cell>
          <table:table-cell office:value-type="float" office:value="14.2757696151733" calcext:value-type="float">
            <text:p>14.2757696152</text:p>
          </table:table-cell>
          <table:table-cell office:value-type="float" office:value="14.3252472400665" calcext:value-type="float">
            <text:p>14.3252472401</text:p>
          </table:table-cell>
          <table:table-cell office:value-type="float" office:value="14.9582528591156" calcext:value-type="float">
            <text:p>14.9582528591</text:p>
          </table:table-cell>
          <table:table-cell office:value-type="float" office:value="14.7269027709961" calcext:value-type="float">
            <text:p>14.726902771</text:p>
          </table:table-cell>
          <table:table-cell office:value-type="float" office:value="14.413835811615" calcext:value-type="float">
            <text:p>14.4138358116</text:p>
          </table:table-cell>
        </table:table-row>
        <table:table-row table:style-name="ro1">
          <table:table-cell/>
          <table:table-cell office:value-type="float" office:value="13.3347172737122" calcext:value-type="float">
            <text:p>13.3347172737</text:p>
          </table:table-cell>
          <table:table-cell office:value-type="float" office:value="14.0493795871735" calcext:value-type="float">
            <text:p>14.0493795872</text:p>
          </table:table-cell>
          <table:table-cell office:value-type="float" office:value="12.9947535991669" calcext:value-type="float">
            <text:p>12.9947535992</text:p>
          </table:table-cell>
          <table:table-cell office:value-type="float" office:value="13.4232501983643" calcext:value-type="float">
            <text:p>13.4232501984</text:p>
          </table:table-cell>
          <table:table-cell office:value-type="float" office:value="14.1752822399139" calcext:value-type="float">
            <text:p>14.1752822399</text:p>
          </table:table-cell>
          <table:table-cell office:value-type="float" office:value="13.1784834861755" calcext:value-type="float">
            <text:p>13.1784834862</text:p>
          </table:table-cell>
          <table:table-cell office:value-type="float" office:value="13.3084530830383" calcext:value-type="float">
            <text:p>13.308453083</text:p>
          </table:table-cell>
        </table:table-row>
        <table:table-row table:style-name="ro1">
          <table:table-cell/>
          <table:table-cell office:value-type="float" office:value="15.2927143573761" calcext:value-type="float">
            <text:p>15.2927143574</text:p>
          </table:table-cell>
          <table:table-cell office:value-type="float" office:value="16.5377590656281" calcext:value-type="float">
            <text:p>16.5377590656</text:p>
          </table:table-cell>
          <table:table-cell office:value-type="float" office:value="16.6718180179596" calcext:value-type="float">
            <text:p>16.671818018</text:p>
          </table:table-cell>
          <table:table-cell office:value-type="float" office:value="16.7512040138245" calcext:value-type="float">
            <text:p>16.7512040138</text:p>
          </table:table-cell>
          <table:table-cell office:value-type="float" office:value="15.9300577640533" calcext:value-type="float">
            <text:p>15.9300577641</text:p>
          </table:table-cell>
          <table:table-cell office:value-type="float" office:value="16.2162177562714" calcext:value-type="float">
            <text:p>16.2162177563</text:p>
          </table:table-cell>
          <table:table-cell office:value-type="float" office:value="15.5737340450287" calcext:value-type="float">
            <text:p>15.573734045</text:p>
          </table:table-cell>
        </table:table-row>
        <table:table-row table:style-name="ro1">
          <table:table-cell/>
          <table:table-cell office:value-type="float" office:value="13.7613064050674" calcext:value-type="float">
            <text:p>13.7613064051</text:p>
          </table:table-cell>
          <table:table-cell office:value-type="float" office:value="15.3139915466309" calcext:value-type="float">
            <text:p>15.3139915466</text:p>
          </table:table-cell>
          <table:table-cell office:value-type="float" office:value="14.041127204895" calcext:value-type="float">
            <text:p>14.0411272049</text:p>
          </table:table-cell>
          <table:table-cell office:value-type="float" office:value="13.9269950389862" calcext:value-type="float">
            <text:p>13.926995039</text:p>
          </table:table-cell>
          <table:table-cell office:value-type="float" office:value="14.8366529941559" calcext:value-type="float">
            <text:p>14.8366529942</text:p>
          </table:table-cell>
          <table:table-cell office:value-type="float" office:value="14.9861323833466" calcext:value-type="float">
            <text:p>14.9861323833</text:p>
          </table:table-cell>
          <table:table-cell office:value-type="float" office:value="14.3600093126297" calcext:value-type="float">
            <text:p>14.3600093126</text:p>
          </table:table-cell>
        </table:table-row>
        <table:table-row table:style-name="ro1">
          <table:table-cell/>
          <table:table-cell office:value-type="float" office:value="0.456095924034109" calcext:value-type="float">
            <text:p>0.456095924</text:p>
          </table:table-cell>
          <table:table-cell office:value-type="float" office:value="0.574637466259029" calcext:value-type="float">
            <text:p>0.5746374663</text:p>
          </table:table-cell>
          <table:table-cell office:value-type="float" office:value="1.24131220947814" calcext:value-type="float">
            <text:p>1.2413122095</text:p>
          </table:table-cell>
          <table:table-cell office:value-type="float" office:value="1.07343465913074" calcext:value-type="float">
            <text:p>1.0734346591</text:p>
          </table:table-cell>
          <table:table-cell office:value-type="float" office:value="0.426977927350029" calcext:value-type="float">
            <text:p>0.4269779274</text:p>
          </table:table-cell>
          <table:table-cell office:value-type="float" office:value="0.859359512428364" calcext:value-type="float">
            <text:p>0.8593595124</text:p>
          </table:table-cell>
          <table:table-cell office:value-type="float" office:value="0.4113294707601" calcext:value-type="float">
            <text:p>0.4113294708</text:p>
          </table:table-cell>
        </table:table-row>
        <table:table-row table:style-name="ro1">
          <table:table-cell/>
          <table:table-cell office:value-type="float" office:value="0.675348742527969" calcext:value-type="float">
            <text:p>0.6753487425</text:p>
          </table:table-cell>
          <table:table-cell office:value-type="float" office:value="0.758048459044031" calcext:value-type="float">
            <text:p>0.758048459</text:p>
          </table:table-cell>
          <table:table-cell office:value-type="float" office:value="1.11414191621989" calcext:value-type="float">
            <text:p>1.1141419162</text:p>
          </table:table-cell>
          <table:table-cell office:value-type="float" office:value="1.03606691826867" calcext:value-type="float">
            <text:p>1.0360669183</text:p>
          </table:table-cell>
          <table:table-cell office:value-type="float" office:value="0.653435480632961" calcext:value-type="float">
            <text:p>0.6534354806</text:p>
          </table:table-cell>
          <table:table-cell office:value-type="float" office:value="0.927016457474388" calcext:value-type="float">
            <text:p>0.9270164575</text:p>
          </table:table-cell>
          <table:table-cell office:value-type="float" office:value="0.641349725781574" calcext:value-type="float">
            <text:p>0.6413497258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3.60GHz</text:p>
          </table:table-cell>
          <table:table-cell office:value-type="float" office:value="13.6279865503311" calcext:value-type="float">
            <text:p>13.6279865503</text:p>
          </table:table-cell>
          <table:table-cell office:value-type="float" office:value="12.452209353447" calcext:value-type="float">
            <text:p>12.4522093534</text:p>
          </table:table-cell>
          <table:table-cell office:value-type="float" office:value="13.4603019714355" calcext:value-type="float">
            <text:p>13.4603019714</text:p>
          </table:table-cell>
          <table:table-cell office:value-type="float" office:value="11.9979329824448" calcext:value-type="float">
            <text:p>11.9979329824</text:p>
          </table:table-cell>
          <table:table-cell office:value-type="float" office:value="14.0037931442261" calcext:value-type="float">
            <text:p>14.0037931442</text:p>
          </table:table-cell>
          <table:table-cell office:value-type="float" office:value="13.3548742055893" calcext:value-type="float">
            <text:p>13.3548742056</text:p>
          </table:table-cell>
          <table:table-cell office:value-type="float" office:value="10.7321391582489" calcext:value-type="float">
            <text:p>10.7321391582</text:p>
          </table:table-cell>
        </table:table-row>
        <table:table-row table:style-name="ro1">
          <table:table-cell/>
          <table:table-cell office:value-type="float" office:value="12.5935287475586" calcext:value-type="float">
            <text:p>12.5935287476</text:p>
          </table:table-cell>
          <table:table-cell office:value-type="float" office:value="11.267068862915" calcext:value-type="float">
            <text:p>11.2670688629</text:p>
          </table:table-cell>
          <table:table-cell office:value-type="float" office:value="11.9543724060059" calcext:value-type="float">
            <text:p>11.954372406</text:p>
          </table:table-cell>
          <table:table-cell office:value-type="float" office:value="11.4574851989746" calcext:value-type="float">
            <text:p>11.457485199</text:p>
          </table:table-cell>
          <table:table-cell office:value-type="float" office:value="13.2491593360901" calcext:value-type="float">
            <text:p>13.2491593361</text:p>
          </table:table-cell>
          <table:table-cell office:value-type="float" office:value="11.7396168708801" calcext:value-type="float">
            <text:p>11.7396168709</text:p>
          </table:table-cell>
          <table:table-cell office:value-type="float" office:value="10.1802823543549" calcext:value-type="float">
            <text:p>10.1802823544</text:p>
          </table:table-cell>
        </table:table-row>
        <table:table-row table:style-name="ro1">
          <table:table-cell/>
          <table:table-cell office:value-type="float" office:value="14.8540501594543" calcext:value-type="float">
            <text:p>14.8540501595</text:p>
          </table:table-cell>
          <table:table-cell office:value-type="float" office:value="14.0780763626099" calcext:value-type="float">
            <text:p>14.0780763626</text:p>
          </table:table-cell>
          <table:table-cell office:value-type="float" office:value="14.4365236759186" calcext:value-type="float">
            <text:p>14.4365236759</text:p>
          </table:table-cell>
          <table:table-cell office:value-type="float" office:value="13.0524616241455" calcext:value-type="float">
            <text:p>13.0524616241</text:p>
          </table:table-cell>
          <table:table-cell office:value-type="float" office:value="14.9612500667572" calcext:value-type="float">
            <text:p>14.9612500668</text:p>
          </table:table-cell>
          <table:table-cell office:value-type="float" office:value="15.9183988571167" calcext:value-type="float">
            <text:p>15.9183988571</text:p>
          </table:table-cell>
          <table:table-cell office:value-type="float" office:value="12.0527245998383" calcext:value-type="float">
            <text:p>12.0527245998</text:p>
          </table:table-cell>
        </table:table-row>
        <table:table-row table:style-name="ro1">
          <table:table-cell/>
          <table:table-cell office:value-type="float" office:value="13.5792744159698" calcext:value-type="float">
            <text:p>13.579274416</text:p>
          </table:table-cell>
          <table:table-cell office:value-type="float" office:value="12.2430839538574" calcext:value-type="float">
            <text:p>12.2430839539</text:p>
          </table:table-cell>
          <table:table-cell office:value-type="float" office:value="13.7832392454147" calcext:value-type="float">
            <text:p>13.7832392454</text:p>
          </table:table-cell>
          <table:table-cell office:value-type="float" office:value="11.8693466186523" calcext:value-type="float">
            <text:p>11.8693466187</text:p>
          </table:table-cell>
          <table:table-cell office:value-type="float" office:value="13.7980082035065" calcext:value-type="float">
            <text:p>13.7980082035</text:p>
          </table:table-cell>
          <table:table-cell office:value-type="float" office:value="13.0475608110428" calcext:value-type="float">
            <text:p>13.047560811</text:p>
          </table:table-cell>
          <table:table-cell office:value-type="float" office:value="10.4458087682724" calcext:value-type="float">
            <text:p>10.4458087683</text:p>
          </table:table-cell>
        </table:table-row>
        <table:table-row table:style-name="ro1">
          <table:table-cell/>
          <table:table-cell office:value-type="float" office:value="0.377322215457036" calcext:value-type="float">
            <text:p>0.3773222155</text:p>
          </table:table-cell>
          <table:table-cell office:value-type="float" office:value="0.962873792007906" calcext:value-type="float">
            <text:p>0.962873792</text:p>
          </table:table-cell>
          <table:table-cell office:value-type="float" office:value="0.741613821522987" calcext:value-type="float">
            <text:p>0.7416138215</text:p>
          </table:table-cell>
          <table:table-cell office:value-type="float" office:value="0.260682111120989" calcext:value-type="float">
            <text:p>0.2606821111</text:p>
          </table:table-cell>
          <table:table-cell office:value-type="float" office:value="0.435884949416153" calcext:value-type="float">
            <text:p>0.4358849494</text:p>
          </table:table-cell>
          <table:table-cell office:value-type="float" office:value="1.8435263101274" calcext:value-type="float">
            <text:p>1.8435263101</text:p>
          </table:table-cell>
          <table:table-cell office:value-type="float" office:value="0.401010142399777" calcext:value-type="float">
            <text:p>0.4010101424</text:p>
          </table:table-cell>
        </table:table-row>
        <table:table-row table:style-name="ro1">
          <table:table-cell/>
          <table:table-cell office:value-type="float" office:value="0.614265590324768" calcext:value-type="float">
            <text:p>0.6142655903</text:p>
          </table:table-cell>
          <table:table-cell office:value-type="float" office:value="0.981261327072409" calcext:value-type="float">
            <text:p>0.9812613271</text:p>
          </table:table-cell>
          <table:table-cell office:value-type="float" office:value="0.861170030553193" calcext:value-type="float">
            <text:p>0.8611700306</text:p>
          </table:table-cell>
          <table:table-cell office:value-type="float" office:value="0.510570378225166" calcext:value-type="float">
            <text:p>0.5105703782</text:p>
          </table:table-cell>
          <table:table-cell office:value-type="float" office:value="0.660215835478181" calcext:value-type="float">
            <text:p>0.6602158355</text:p>
          </table:table-cell>
          <table:table-cell office:value-type="float" office:value="1.35776518961395" calcext:value-type="float">
            <text:p>1.3577651896</text:p>
          </table:table-cell>
          <table:table-cell office:value-type="float" office:value="0.633253616175839" calcext:value-type="float">
            <text:p>0.63325361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3">00/00/0000</text:date>, <text:time style:data-style-name="N2" text:time-value="13:36:26.0929013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2T13:04:34.790290876</meta:creation-date>
    <dc:date>2016-07-23T14:44:38.347203873</dc:date>
    <meta:editing-duration>PT1H39M9S</meta:editing-duration>
    <meta:editing-cycles>9</meta:editing-cycles>
    <meta:generator>LibreOffice/5.0.5.2$Linux_X86_64 LibreOffice_project/00m0$Build-2</meta:generator>
    <meta:document-statistic meta:table-count="1" meta:cell-count="358" meta:object-count="0"/>
  </office:meta>
</office:document-meta>
</file>